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2E8C6E01A8CFC70E608.png" manifest:media-type="image/png"/>
  <manifest:file-entry manifest:full-path="Pictures/100000000000005E0000005EF3DB8C8E7A3906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74cm, 6.779cm, 1.13cm, 4.958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2.134cm"/>
    </style:style>
    <style:style style:name="gr3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402cm" fo:min-width="4.202cm" draw:shadow-opacity="3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615cm" svg:height="19.152cm" svg:x="0.085cm" svg:y="0.055cm">
          <draw:image xlink:href="Pictures/1000020100000556000002E8C6E01A8CFC70E608.png" xlink:type="simple" xlink:show="embed" xlink:actuate="onLoad">
            <text:p/>
          </draw:image>
        </draw:frame>
        <draw:frame draw:style-name="gr2" draw:text-style-name="P2" draw:layer="layout" svg:width="8.553cm" svg:height="2.384cm" svg:x="11.111cm" svg:y="6.422cm">
          <draw:text-box>
            <text:p><text:span text:style-name="T1">Right Mouse Click </text:span><text:span text:style-name="T2">on the version you want and </text:span><text:span text:style-name="T1">Select</text:span><text:span text:style-name="T2"> “</text:span><text:span text:style-name="T1">Copy Link Location</text:span><text:span text:style-name="T2">”.</text:span></text:p>
          </draw:text-box>
        </draw:frame>
        <draw:line draw:style-name="gr3" draw:text-style-name="P3" draw:layer="layout" svg:x1="15.256cm" svg:y1="8.694cm" svg:x2="6.632cm" svg:y2="11.443cm">
          <text:p/>
        </draw:line>
        <draw:custom-shape draw:style-name="gr4" draw:text-style-name="P4" draw:layer="layout" svg:width="4.702cm" svg:height="0.652cm" svg:x="2.062cm" svg:y="11.46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F3DB8C8E7A390692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18T22:05:46.748272613</dc:date>
    <meta:editing-duration>PT4H49M4S</meta:editing-duration>
    <meta:editing-cycles>26</meta:editing-cycles>
    <meta:generator>LibreOffice/5.1.6.2$Linux_X86_64 LibreOffice_project/10m0$Build-2</meta:generator>
    <meta:document-statistic meta:object-count="4"/>
  </office:meta>
</office:document-meta>
</file>